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277" officeooo:paragraph-rsid="00146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0:05:17.794000000</meta:creation-date>
    <dc:date>2015-08-21T00:05:32.883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4.2.7.2$Windows_x86 LibreOffice_project/933c0aa564ec4f8883ed5732c866db48dca4dac5</meta:generator>
  </office:meta>
</office:document-meta>
</file>